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4690000001C0000001C2E5ABDEF5C48FE8F.svg" manifest:media-type="image/svg+xml"/>
  <manifest:file-entry manifest:full-path="Pictures/100002010000000100000001EC6FD4D41C1043D8.png" manifest:media-type="image/png"/>
  <manifest:file-entry manifest:full-path="Pictures/100009B90000001C0000001C7DBF06C23C0343B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  <style:text-properties fo:color="#000000" officeooo:rsid="0036fa5d" officeooo:paragraph-rsid="00398772"/>
    </style:style>
    <style:style style:name="P2" style:family="paragraph" style:parent-style-name="No_20_Spacing">
      <style:text-properties fo:color="#000000" officeooo:rsid="0036fa5d" officeooo:paragraph-rsid="00385053"/>
    </style:style>
    <style:style style:name="P3" style:family="paragraph" style:parent-style-name="No_20_Spacing">
      <style:text-properties fo:color="#000000" officeooo:rsid="0036fa5d" officeooo:paragraph-rsid="00398772"/>
    </style:style>
    <style:style style:name="P4" style:family="paragraph" style:parent-style-name="No_20_Spacing">
      <style:text-properties fo:color="#000000" officeooo:rsid="003aaef4" officeooo:paragraph-rsid="003aaef4"/>
    </style:style>
    <style:style style:name="P5" style:family="paragraph" style:parent-style-name="No_20_Spacing">
      <style:text-properties fo:color="#000000" officeooo:rsid="003d5b79" officeooo:paragraph-rsid="003d5b79"/>
    </style:style>
    <style:style style:name="P6" style:family="paragraph" style:parent-style-name="No_20_Spacing">
      <style:text-properties fo:color="#000000" officeooo:rsid="003e1bdb" officeooo:paragraph-rsid="003e1bdb"/>
    </style:style>
    <style:style style:name="T1" style:family="text">
      <style:text-properties officeooo:rsid="00385053"/>
    </style:style>
    <style:style style:name="T2" style:family="text">
      <style:text-properties officeooo:rsid="00398772"/>
    </style:style>
    <style:style style:name="T3" style:family="text">
      <style:text-properties fo:font-weight="bold"/>
    </style:style>
    <style:style style:name="T4" style:family="text">
      <style:text-properties fo:font-weight="bold" officeooo:rsid="00398772" style:font-weight-asian="bold" style:font-weight-complex="bold"/>
    </style:style>
    <style:style style:name="T5" style:family="text">
      <style:text-properties fo:color="#ff0000" fo:font-weight="bold" officeooo:rsid="00398772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tutorialspoint.com/redis/redis_overview.htm" text:style-name="Internet_20_link" text:visited-style-name="Visited_20_Internet_20_Link"><text:span text:style-name="T5">https://www.tutorialspoint.com/redis/redis_overview.htm</text:span></text:a></text:p>
      <text:p text:style-name="P4"><text:a xlink:type="simple" xlink:href="https://www.tutorialspoint.com/redis/redis_environment.htm" text:style-name="Internet_20_link" text:visited-style-name="Visited_20_Internet_20_Link">https://www.tutorialspoint.com/redis/redis_environment.htm</text:a></text:p>
      <text:p text:style-name="P4"><text:a xlink:type="simple" xlink:href="https://www.tutorialspoint.com/redis/redis_data_types.htm" text:style-name="Internet_20_link" text:visited-style-name="Visited_20_Internet_20_Link">https://www.tutorialspoint.com/redis/redis_data_types.htm</text:a></text:p>
      <text:p text:style-name="P4"><text:a xlink:type="simple" xlink:href="https://www.tutorialspoint.com/redis/redis_commands.htm" text:style-name="Internet_20_link" text:visited-style-name="Visited_20_Internet_20_Link">https://www.tutorialspoint.com/redis/redis_commands.htm</text:a></text:p>
      <text:p text:style-name="P4"><text:a xlink:type="simple" xlink:href="https://www.tutorialspoint.com/redis/redis_keys.htm" text:style-name="Internet_20_link" text:visited-style-name="Visited_20_Internet_20_Link">https://www.tutorialspoint.com/redis/redis_keys.htm</text:a></text:p>
      <text:p text:style-name="P4"><text:span text:style-name="T3">Consistent hashing</text:span> is a special kind of <text:a xlink:type="simple" xlink:href="https://en.wikipedia.org/wiki/Hash_function" text:style-name="Internet_20_link" text:visited-style-name="Visited_20_Internet_20_Link">hashing</text:a> such that when a hash table is resized, only <draw:frame draw:style-name="fr1" draw:name="Image1" text:anchor-type="as-char" svg:width="0.041cm" svg:height="0.041cm" draw:z-index="0"><draw:image xlink:href="Pictures/100009B90000001C0000001C7DBF06C23C0343B6.svg" xlink:type="simple" xlink:show="embed" xlink:actuate="onLoad"/><draw:image xlink:href="Pictures/100002010000000100000001EC6FD4D41C1043D8.png" xlink:type="simple" xlink:show="embed" xlink:actuate="onLoad"/><svg:title>K/n</svg:title></draw:frame> keys need to be remapped on average, where <draw:frame draw:style-name="fr1" draw:name="Image2" text:anchor-type="as-char" svg:width="0.028cm" svg:height="0.041cm" draw:z-index="1"><draw:image xlink:href="https://wikimedia.org/api/rest_v1/media/math/render/svg/2b76fce82a62ed5461908f0dc8f037de4e3686b0" xlink:type="simple" xlink:show="embed" xlink:actuate="onLoad"/><draw:image xlink:href="Pictures/100002010000000100000001EC6FD4D41C1043D8.png" xlink:type="simple" xlink:show="embed" xlink:actuate="onLoad"/><svg:title>K</svg:title></draw:frame> is the number of keys, and <draw:frame draw:style-name="fr1" draw:name="Image3" text:anchor-type="as-char" svg:width="0.041cm" svg:height="0.041cm" draw:z-index="2"><draw:image xlink:href="Pictures/100004690000001C0000001C2E5ABDEF5C48FE8F.svg" xlink:type="simple" xlink:show="embed" xlink:actuate="onLoad"/><draw:image xlink:href="Pictures/100002010000000100000001EC6FD4D41C1043D8.png" xlink:type="simple" xlink:show="embed" xlink:actuate="onLoad"/><svg:title>n</svg:title></draw:frame> is the number of slots. In contrast, in most traditional <text:a xlink:type="simple" xlink:href="https://en.wikipedia.org/wiki/Hash_table" text:style-name="Internet_20_link" text:visited-style-name="Visited_20_Internet_20_Link">hash tables</text:a>, a change in the number of array slots causes nearly all keys to be remapped because the mapping between the keys and the slots is defined by a <text:a xlink:type="simple" xlink:href="https://en.wikipedia.org/wiki/Modular_arithmetic" text:style-name="Internet_20_link" text:visited-style-name="Visited_20_Internet_20_Link">modular operation</text:a>.</text:p>
      <text:p text:style-name="P6"><text:a xlink:type="simple" xlink:href="https://stackoverflow.com/questions/36172745/how-does-redis-expire-keys" text:style-name="Internet_20_link" text:visited-style-name="Visited_20_Internet_20_Link">https://stackoverflow.com/questions/36172745/how-does-redis-expire-keys</text:a></text:p>
      <text:p text:style-name="P5"><text:a xlink:type="simple" xlink:href="https://career.guru99.com/top-10-redis-interview-questions/" text:style-name="Internet_20_link" text:visited-style-name="Visited_20_Internet_20_Link">https://career.guru99.com/top-10-redis-interview-questions/</text:a></text:p>
      <text:p text:style-name="P5"><text:a xlink:type="simple" xlink:href="https://www.javatpoint.com/redis-interview-questions-and-answers" text:style-name="Internet_20_link" text:visited-style-name="Visited_20_Internet_20_Link">https://www.javatpoint.com/redis-interview-questions-and-answers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99</meta:editing-cycles>
    <meta:creation-date>2015-08-07T20:28:00</meta:creation-date>
    <dc:date>2018-05-17T22:38:44.870729256</dc:date>
    <meta:editing-duration>P4DT11H39M58S</meta:editing-duration>
    <meta:generator>LibreOffice/5.1.6.2$Linux_X86_64 LibreOffice_project/10m0$Build-2</meta:generator>
    <meta:document-statistic meta:table-count="0" meta:image-count="3" meta:object-count="0" meta:page-count="1" meta:paragraph-count="9" meta:word-count="81" meta:character-count="867" meta:non-whitespace-character-count="792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